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erif" fo:font-size="40pt" officeooo:rsid="000dc3b2" officeooo:paragraph-rsid="000dc3b2" style:font-size-asian="40pt" style:font-size-complex="40pt"/>
    </style:style>
    <style:style style:name="P2" style:family="paragraph" style:parent-style-name="Standard">
      <style:text-properties style:font-name="DejaVu Serif" fo:font-size="20pt" officeooo:rsid="000dc3b2" officeooo:paragraph-rsid="000dc3b2" style:font-size-asian="17.5pt" style:font-size-complex="20pt"/>
    </style:style>
    <style:style style:name="P3" style:family="paragraph" style:parent-style-name="Standard">
      <style:text-properties style:font-name="FreeMono" fo:font-size="20pt" officeooo:rsid="000dc3b2" officeooo:paragraph-rsid="000dc3b2" style:font-size-asian="17.5pt" style:font-size-complex="20pt"/>
    </style:style>
    <style:style style:name="P4" style:family="paragraph" style:parent-style-name="Standard">
      <style:text-properties style:font-name="FreeMono" fo:font-size="18pt" officeooo:rsid="000dc3b2" officeooo:paragraph-rsid="000dc3b2" style:font-size-asian="18pt" style:font-size-complex="18pt"/>
    </style:style>
    <style:style style:name="P5" style:family="paragraph" style:parent-style-name="Standard" style:list-style-name="L1">
      <style:text-properties style:font-name="FreeMono" fo:font-size="18pt" officeooo:rsid="000dc3b2" officeooo:paragraph-rsid="000dc3b2" style:font-size-asian="18pt" style:font-size-complex="18pt"/>
    </style:style>
    <style:style style:name="P6" style:family="paragraph" style:parent-style-name="Standard" style:list-style-name="L2">
      <style:text-properties style:font-name="FreeMono" fo:font-size="18pt" officeooo:rsid="000dc3b2" officeooo:paragraph-rsid="000dc3b2" style:font-size-asian="18pt" style:font-size-complex="18pt"/>
    </style:style>
    <style:style style:name="P7" style:family="paragraph" style:parent-style-name="Standard" style:list-style-name="L3">
      <style:text-properties style:font-name="FreeMono" fo:font-size="18pt" officeooo:rsid="000dc3b2" officeooo:paragraph-rsid="000dc3b2" style:font-size-asian="18pt" style:font-size-complex="18pt"/>
    </style:style>
    <style:style style:name="P8" style:family="paragraph" style:parent-style-name="Standard" style:list-style-name="L3">
      <style:text-properties style:font-name="FreeMono" fo:font-size="18pt" officeooo:rsid="000f757b" officeooo:paragraph-rsid="000f757b" style:font-size-asian="18pt" style:font-size-complex="18pt"/>
    </style:style>
    <style:style style:name="P9" style:family="paragraph" style:parent-style-name="Standard">
      <style:text-properties officeooo:paragraph-rsid="0011e17a"/>
    </style:style>
    <style:style style:name="T1" style:family="text">
      <style:text-properties officeooo:rsid="0011e17a"/>
    </style:style>
    <style:style style:name="T2" style:family="text">
      <style:text-properties style:font-name="FreeMono" fo:font-size="18pt" officeooo:rsid="000dc3b2" style:font-size-asian="18pt" style:font-size-complex="18pt"/>
    </style:style>
    <style:style style:name="T3" style:family="text">
      <style:text-properties style:font-name="FreeMono" fo:font-size="18pt" officeooo:rsid="0011e17a" style:font-size-asian="18pt" style:font-size-complex="18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Darkness' Caress:</text:p>
      <text:p text:style-name="P2"><text:tab/>The world-wide well-known on-line game.</text:p>
      <text:p text:style-name="P3"/>
      <text:p text:style-name="P3"/>
      <text:p text:style-name="P9"><text:span text:style-name="T2">Rpg-</text:span><text:span text:style-name="T3">themed</text:span><text:span text:style-name="T2"> turn-based </text:span><text:span text:style-name="T3">asynchronous-multiplayer o</text:span><text:span text:style-name="T2">n-line game featuring:</text:span></text:p>
      <text:list xml:id="list851399144769055084" text:style-name="L1">
        <text:list-item>
          <text:p text:style-name="P5">Live saving any progress done, so even if you disconnect suddenly, progress will be stored.</text:p>
        </text:list-item>
        <text:list-item>
          <text:p text:style-name="P5">Unlock characters, armor, weapons, skins and so on.</text:p>
        </text:list-item>
        <text:list-item>
          <text:p text:style-name="P5">World-wide ranking, so you know how bad you actually are.</text:p>
        </text:list-item>
        <text:list-item>
          <text:p text:style-name="P5">Tutorial for the damn noobs. Everyone hate noobs.</text:p>
        </text:list-item>
        <text:list-item>
          <text:p text:style-name="P5">Create your very own account, so you can add friends, stat-tracking, etc.</text:p>
        </text:list-item>
        <text:list-item>
          <text:p text:style-name="P5">You can chat with people on the same instance of map, or if you add them to your group, even out of it.</text:p>
        </text:list-item>
      </text:list>
      <text:p text:style-name="P4"/>
      <text:p text:style-name="P4">The web will be able to:</text:p>
      <text:list xml:id="list7334977379240377948" text:style-name="L2">
        <text:list-item>
          <text:p text:style-name="P6">Check everyones profile: including level, equipment, number of matches, etc.</text:p>
        </text:list-item>
        <text:list-item>
          <text:p text:style-name="P6">Create &amp; manage accounts.</text:p>
        </text:list-item>
        <text:list-item>
          <text:p text:style-name="P6">Chat with in-game players.</text:p>
        </text:list-item>
      </text:list>
      <text:p text:style-name="P4"/>
      <text:p text:style-name="P4">Server side:</text:p>
      <text:list xml:id="list4732720352180016552" text:style-name="L3">
        <text:list-item>
          <text:p text:style-name="P7">Database storage for every important data.</text:p>
        </text:list-item>
        <text:list-item>
          <text:p text:style-name="P8">Matchmaking with players, or IA.</text:p>
        </text:list-item>
        <text:list-item>
          <text:p text:style-name="P8">And more!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FreeMono" svg:font-family="FreeMono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3:28:33.278513305</meta:creation-date>
    <dc:date>2015-10-08T21:05:47.461365030</dc:date>
    <meta:editing-duration>PT2M58S</meta:editing-duration>
    <meta:editing-cycles>3</meta:editing-cycles>
    <meta:generator>LibreOffice/4.2.8.2$Linux_X86_64 LibreOffice_project/420m0$Build-2</meta:generator>
    <dc:creator>carlos </dc:creator>
    <meta:document-statistic meta:table-count="0" meta:image-count="0" meta:object-count="0" meta:page-count="1" meta:paragraph-count="17" meta:word-count="140" meta:character-count="809" meta:non-whitespace-character-count="697"/>
  </office:meta>
</office:document-meta>
</file>